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00000023E1D23AD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 Rounded MT Bold" officeooo:rsid="00068823" officeooo:paragraph-rsid="000bd112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paragraph-properties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13.361cm" fo:min-width="0.98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min-height="1.762cm" fo:min-width="18.9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custom-shape text:anchor-type="paragraph" draw:z-index="1" draw:name="Form 1" draw:style-name="gr1" draw:text-style-name="P2" svg:width="0.985cm" svg:height="13.362cm" svg:x="17.438cm" svg:y="-0.97cm"><text:p/><draw:enhanced-geometry svg:viewBox="0 0 21600 21600" draw:type="rectangle" draw:enhanced-path="M 0 0 L 21600 0 21600 21600 0 21600 0 0 Z N"/></draw:custom-shape><draw:custom-shape text:anchor-type="paragraph" draw:z-index="2" draw:name="Form 2" draw:style-name="gr2" draw:text-style-name="P3" svg:width="18.931cm" svg:height="1.763cm" svg:x="-1.037cm" svg:y="10.037cm"><text:p/><draw:enhanced-geometry svg:viewBox="0 0 21600 21600" draw:type="rectangle" draw:enhanced-path="M 0 0 L 21600 0 21600 21600 0 21600 0 0 Z N"/></draw:custom-shape><draw:frame draw:style-name="fr1" draw:name="Bild1" text:anchor-type="char" svg:x="-0.46cm" svg:y="-0.377cm" svg:width="18.413cm" svg:height="10.654cm" draw:z-index="0"><draw:image xlink:href="Pictures/10000001000003E00000023E1D23AD1B.png" xlink:type="simple" xlink:show="embed" xlink:actuate="onLoad" draw:mime-type="image/png"/></draw:frame>[© Stefan Giesberg Lerncoaching – stefangiesberg.de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8T10:29:42.669958300</meta:creation-date>
    <dc:date>2025-11-01T09:33:10.843065100</dc:date>
    <meta:editing-duration>PT2H39M29S</meta:editing-duration>
    <meta:editing-cycles>4</meta:editing-cycles>
    <meta:generator>LibreOffice/25.2.6.2$Windows_X86_64 LibreOffice_project/729c5bfe710f5eb71ed3bbde9e06a6065e9c6c5d</meta:generator>
    <meta:document-statistic meta:table-count="0" meta:image-count="1" meta:object-count="0" meta:page-count="1" meta:paragraph-count="1" meta:word-count="5" meta:character-count="52" meta:non-whitespace-character-count="47"/>
  </office:meta>
</office:document-meta>
</file>